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B00002AF600001F6644C06D26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3.666cm" svg:height="10.16cm" svg:x="7.924cm" svg:y="5.08cm">
          <draw:image xlink:href="Pictures/2000004B00002AF600001F6644C06D26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1-26T11:42:44</meta:creation-date>
    <dc:date>2009-01-26T11:46:16</dc:date>
    <dc:language>en-US</dc:language>
    <meta:editing-cycles>2</meta:editing-cycles>
    <meta:editing-duration>PT3M32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